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5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nvironmental Research Laboratorie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Air Resource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Atmospheric Turbulence and Diffusion Laboratory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Oak Ridge, Tennesse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Boyd A. Hutchison and Detlef R. Matt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The Distribution of Solar Radiation Within a Deciduous Forest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National Oceanic and Atmospheric Administration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Ecological Monographs (1977) 47: pp. 185-207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Spring 197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o convert millilangleys (mly) to joules per square metre</text:p>
            <text:p>(J / m2 ), multiply by 41.84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date" office:date-value="1973-01-16" calcext:value-type="date">
            <text:p>January 16. 1973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p190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Flux density millilangleys per minute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office:value-type="string" calcext:value-type="string">
            <text:p>c. 20% efficiency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iffuse - so c. </text:p>
          </table:table-cell>
          <table:table-cell table:style-name="ce3" table:formula="of:=[.B17]*41.84" office:value-type="float" office:value="1673.6" calcext:value-type="float">
            <text:p>1673.6</text:p>
          </table:table-cell>
          <table:table-cell table:style-name="ce1" office:value-type="string" calcext:value-type="string">
            <text:p>J per square meter per minute</text:p>
          </table:table-cell>
          <table:table-cell table:style-name="ce3" table:formula="of:=[.D17]/60" office:value-type="float" office:value="27.8933333333333" calcext:value-type="float">
            <text:p>27.8933333333333</text:p>
          </table:table-cell>
          <table:table-cell table:style-name="ce1" office:value-type="string" calcext:value-type="string">
            <text:p>J per second</text:p>
          </table:table-cell>
          <table:table-cell table:style-name="ce3" table:formula="of:=[.F17]*0.2" office:value-type="float" office:value="5.57866666666667" calcext:value-type="float">
            <text:p>5.57866666666667</text:p>
          </table:table-cell>
          <table:table-cell table:style-name="ce1" office:value-type="string" calcext:value-type="string">
            <text:p>J per second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total - so c. 100 </text:p>
          </table:table-cell>
          <table:table-cell table:style-name="ce3" table:formula="of:=[.B18]*41.84" office:value-type="float" office:value="8368" calcext:value-type="float">
            <text:p>8368</text:p>
          </table:table-cell>
          <table:table-cell table:style-name="ce1" office:value-type="string" calcext:value-type="string">
            <text:p>J per square meter per minute</text:p>
          </table:table-cell>
          <table:table-cell table:style-name="ce3" table:formula="of:=[.D18]/60" office:value-type="float" office:value="139.466666666667" calcext:value-type="float">
            <text:p>139.466666666667</text:p>
          </table:table-cell>
          <table:table-cell table:style-name="ce1" office:value-type="string" calcext:value-type="string">
            <text:p>J per second</text:p>
          </table:table-cell>
          <table:table-cell table:style-name="ce3" table:formula="of:=[.F18]*0.2" office:value-type="float" office:value="27.8933333333333" calcext:value-type="float">
            <text:p>27.8933333333333</text:p>
          </table:table-cell>
          <table:table-cell table:style-name="ce1" office:value-type="string" calcext:value-type="string">
            <text:p>J per second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p191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. 10% total on averag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. 10% direct on averag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. 20% difuse on average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.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6.0.5.2$Linux_X86_64 LibreOffice_project/</meta:generator>
  </office:meta>
</office:document-meta>
</file>